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0.256">
            <text:p>-0.256</text:p>
          </table:table-cell>
          <table:table-cell table:formula="of:=[.A$1]*[.C1]*[.B1]" office:value-type="float" office:value="-0.256">
            <text:p>-0.256</text:p>
          </table:table-cell>
          <table:table-cell office:value-type="float" office:value="2.5">
            <text:p>2.5</text:p>
          </table:table-cell>
          <table:table-cell table:formula="of:=[.E$1]-[.D1]" office:value-type="float" office:value="2.756">
            <text:p>2.756</text:p>
          </table:table-cell>
          <table:table-cell/>
          <table:table-cell office:value-type="float" office:value="5.47">
            <text:p>5.4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]*2" office:value-type="float" office:value="-0.512">
            <text:p>-0.512</text:p>
          </table:table-cell>
          <table:table-cell table:formula="of:=[.A$1]*[.C2]*[.B2]" office:value-type="float" office:value="-0.512">
            <text:p>-0.512</text:p>
          </table:table-cell>
          <table:table-cell/>
          <table:table-cell table:formula="of:=[.E$1]-[.D2]" office:value-type="float" office:value="3.012">
            <text:p>3.012</text:p>
          </table:table-cell>
          <table:table-cell/>
          <table:table-cell office:value-type="float" office:value="6.67">
            <text:p>6.6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]*5" office:value-type="float" office:value="-1.28">
            <text:p>-1.28</text:p>
          </table:table-cell>
          <table:table-cell table:formula="of:=[.A$1]*[.C3]*[.B3]" office:value-type="float" office:value="-1.28">
            <text:p>-1.28</text:p>
          </table:table-cell>
          <table:table-cell/>
          <table:table-cell table:formula="of:=[.E$1]-[.D3]" office:value-type="float" office:value="3.78">
            <text:p>3.78</text:p>
          </table:table-cell>
          <table:table-cell/>
          <table:table-cell table:formula="of:=[.H1]-[.H2]" office:value-type="float" office:value="-1.2">
            <text:p>-1.2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1]" office:value-type="float" office:value="-0.256">
            <text:p>-0.256</text:p>
          </table:table-cell>
          <table:table-cell table:formula="of:=[.A$1]*[.C4]*[.B4]" office:value-type="float" office:value="-0.0256">
            <text:p>-0.0256</text:p>
          </table:table-cell>
          <table:table-cell/>
          <table:table-cell table:formula="of:=[.E$1]-[.D4]" office:value-type="float" office:value="2.5256">
            <text:p>2.5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2]" office:value-type="float" office:value="-0.512">
            <text:p>-0.512</text:p>
          </table:table-cell>
          <table:table-cell table:formula="of:=[.A$1]*[.C5]*[.B5]" office:value-type="float" office:value="-0.0512">
            <text:p>-0.0512</text:p>
          </table:table-cell>
          <table:table-cell/>
          <table:table-cell table:formula="of:=[.E$1]-[.D5]" office:value-type="float" office:value="2.5512">
            <text:p>2.5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3]" office:value-type="float" office:value="-1.28">
            <text:p>-1.28</text:p>
          </table:table-cell>
          <table:table-cell table:formula="of:=[.A$1]*[.C6]*[.B6]" office:value-type="float" office:value="-0.128">
            <text:p>-0.128</text:p>
          </table:table-cell>
          <table:table-cell/>
          <table:table-cell table:formula="of:=[.E$1]-[.D6]" office:value-type="float" office:value="2.628">
            <text:p>2.62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2/03/2014</text:date>, <text:time>10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Weaver</meta:initial-creator>
    <meta:creation-date>2013-11-19T06:57:14.19</meta:creation-date>
    <dc:date>2014-02-03T10:14:57.65</dc:date>
    <dc:creator>Jonathan Weaver</dc:creator>
    <meta:editing-duration>P3DT4H8M37S</meta:editing-duration>
    <meta:editing-cycles>2</meta:editing-cycles>
    <meta:generator>OpenOffice/4.0.1$Win32 OpenOffice.org_project/401m5$Build-9714</meta:generator>
    <meta:document-statistic meta:table-count="3" meta:cell-count="29" meta:object-count="0"/>
  </office:meta>
</office:document-meta>
</file>